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83d0" officeooo:paragraph-rsid="010c83d0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ade0" officeooo:paragraph-rsid="010cade0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ade0" officeooo:paragraph-rsid="010de117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de117" officeooo:paragraph-rsid="010de117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f6506" officeooo:paragraph-rsid="010f650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08fb0" officeooo:paragraph-rsid="01108fb0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2831f" officeooo:paragraph-rsid="0112831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3277e" officeooo:paragraph-rsid="0113277e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4d10f" officeooo:paragraph-rsid="0114d10f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5867d" officeooo:paragraph-rsid="0115867d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58a32" officeooo:paragraph-rsid="01158a32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8c659" officeooo:paragraph-rsid="0118c65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9fb4f" officeooo:paragraph-rsid="0119fb4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b6d8" officeooo:paragraph-rsid="011ab6d8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dda3" officeooo:paragraph-rsid="011adda3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8f84" officeooo:paragraph-rsid="011c8f8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db2d" officeooo:paragraph-rsid="011cdb2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db2d" officeooo:paragraph-rsid="011e7912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e7912" officeooo:paragraph-rsid="011e7912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030d4" officeooo:paragraph-rsid="012030d4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200e0" officeooo:paragraph-rsid="012200e0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3db19" officeooo:paragraph-rsid="0123db19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211a" officeooo:paragraph-rsid="0125211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502f" officeooo:paragraph-rsid="0125502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5ca44" officeooo:paragraph-rsid="0125ca44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715de" officeooo:paragraph-rsid="012715de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735ab" officeooo:paragraph-rsid="012735ab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85227" officeooo:paragraph-rsid="0128522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97723" officeooo:paragraph-rsid="0129772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b706c" officeooo:paragraph-rsid="012b706c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12b706c" officeooo:paragraph-rsid="012b706c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b706c" officeooo:paragraph-rsid="012b706c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ccddc" officeooo:paragraph-rsid="012ccddc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ccddc" officeooo:paragraph-rsid="012e0b21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e0b21" officeooo:paragraph-rsid="012e0b21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e0d3c" officeooo:paragraph-rsid="012e0d3c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fe1e0" officeooo:paragraph-rsid="012fe1e0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fe1e0" officeooo:paragraph-rsid="013153cb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153cb" officeooo:paragraph-rsid="013153cb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153cb" officeooo:paragraph-rsid="01330aca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30aca" officeooo:paragraph-rsid="01330aca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30aca" officeooo:paragraph-rsid="01340983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40983" officeooo:paragraph-rsid="01340983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40bbe" officeooo:paragraph-rsid="01340bbe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57368" officeooo:paragraph-rsid="01357368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370e3d" officeooo:paragraph-rsid="01370e3d" style:font-size-asian="12pt" style:font-weight-asian="normal" style:font-size-complex="12pt" style:font-weight-complex="normal"/>
    </style:style>
    <style:style style:name="T1" style:family="text">
      <style:text-properties officeooo:rsid="010cade0"/>
    </style:style>
    <style:style style:name="T2" style:family="text">
      <style:text-properties officeooo:rsid="010de117"/>
    </style:style>
    <style:style style:name="T3" style:family="text">
      <style:text-properties officeooo:rsid="01108fb0"/>
    </style:style>
    <style:style style:name="T4" style:family="text">
      <style:text-properties officeooo:rsid="0112831f"/>
    </style:style>
    <style:style style:name="T5" style:family="text">
      <style:text-properties officeooo:rsid="0113277e"/>
    </style:style>
    <style:style style:name="T6" style:family="text">
      <style:text-properties officeooo:rsid="0116fa58"/>
    </style:style>
    <style:style style:name="T7" style:family="text">
      <style:text-properties officeooo:rsid="011ab6d8"/>
    </style:style>
    <style:style style:name="T8" style:family="text">
      <style:text-properties officeooo:rsid="011e7912"/>
    </style:style>
    <style:style style:name="T9" style:family="text">
      <style:text-properties officeooo:rsid="012030d4"/>
    </style:style>
    <style:style style:name="T10" style:family="text">
      <style:text-properties officeooo:rsid="012200e0"/>
    </style:style>
    <style:style style:name="T11" style:family="text">
      <style:text-properties officeooo:rsid="0123db19"/>
    </style:style>
    <style:style style:name="T12" style:family="text">
      <style:text-properties officeooo:rsid="0125211a"/>
    </style:style>
    <style:style style:name="T13" style:family="text">
      <style:text-properties officeooo:rsid="0125502f"/>
    </style:style>
    <style:style style:name="T14" style:family="text">
      <style:text-properties officeooo:rsid="0125ca44"/>
    </style:style>
    <style:style style:name="T15" style:family="text">
      <style:text-properties officeooo:rsid="012715de"/>
    </style:style>
    <style:style style:name="T16" style:family="text">
      <style:text-properties officeooo:rsid="012735ab"/>
    </style:style>
    <style:style style:name="T17" style:family="text">
      <style:text-properties officeooo:rsid="01297723"/>
    </style:style>
    <style:style style:name="T18" style:family="text">
      <style:text-properties officeooo:rsid="012b706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12e0b21"/>
    </style:style>
    <style:style style:name="T21" style:family="text">
      <style:text-properties officeooo:rsid="012e0d3c"/>
    </style:style>
    <style:style style:name="T22" style:family="text">
      <style:text-properties officeooo:rsid="013153cb"/>
    </style:style>
    <style:style style:name="T23" style:family="text">
      <style:text-properties officeooo:rsid="01330aca"/>
    </style:style>
    <style:style style:name="T24" style:family="text">
      <style:text-properties officeooo:rsid="01340983"/>
    </style:style>
    <style:style style:name="T25" style:family="text">
      <style:text-properties fo:color="#252525" officeooo:rsid="0010dad4"/>
    </style:style>
    <style:style style:name="T26" style:family="text">
      <style:text-properties officeooo:rsid="01340bbe"/>
    </style:style>
    <style:style style:name="T27" style:family="text">
      <style:text-properties officeooo:rsid="01357368"/>
    </style:style>
    <style:style style:name="T28" style:family="text">
      <style:text-properties officeooo:rsid="01370e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 протяжении этих пяти с чем-то лет я знал что за всё надо платить; ничто не даётся даром. И речь идёт не о деньгах за плитку, или ком запаренной анаши; это — само собой. Я имею в виду плату по большому счёту за «пушнину», приходы и улёты.</text:p>
      <text:p text:style-name="P1"><text:s/>И чем ближе к финальной черте в корыте общего писсуара на киевском автовокзале, тем явственнее я осознавал, что мне известно даже кто платит непомерно высокую, дороже всяких денег, цену за мой кайф.</text:p>
      <text:p text:style-name="P1">У меня не было ни желания, ни возможности разделить это знание с кем-либо — настолько <text:s/>это полный бред и ахинея. Вот почему я глушил его и прятал даже от самого себя, но оно неумолимым фактом всплывало снова и снова — причём не только по укурке — что я в неоплатном долгу перед многострадальным народом Камбоджи, парящимся в субэкваториальном климате юго-восточной Азии. И нет мне прощения.</text:p>
      <text:p text:style-name="P1">Ничто не берётся ниоткуда, это — непреложная истина.</text:p>
      <text:p text:style-name="P1">Тактильные ощущения первого моего улёта <text:span text:style-name="T1">в кочегарке стройбата установили неразрывную связь между кайфом и получением по мозгам. Впоследствии эти ощущения сгладились, но кайф продолжал поступать.</text:span></text:p>
      <text:p text:style-name="P2">Вопрос: если не я, то кто же получает по мозгам?</text:p>
      <text:p text:style-name="P2">К концу 5-(с-чем-то)-летнего срока употребления пришёл ответ.</text:p>
      <text:p text:style-name="P2">Отряды красных кхмеров, захватывая очередную деревню, убивали жителей-крестьян, таких же камбоджийцев, как и сами. Для экономии патронов они убивали их ударами бамбуковых палок по черепу. Затем они переворачивали трупы на спину и фотографировали мёртвые лица, как для паспорта. На этих снимках правый глаз зажмурен, а левый выпучен. Многорядные ленты таких снимков — мертвецы с кошачьим выражением лица — регулярно помещались в центральных газетах. Я их видел. Мне было за что испытывать чувство вины.</text:p>
      <text:p text:style-name="P2">Конечно, с учётом событий сопровождавших мой первый вылет в Одессу, красные кхмеры вышибали крестьянские мозги уже не для меня, но продолжали вышибать, чтоб кто-то кайфовал.</text:p>
      <text:p text:style-name="P2">В Одессе я оказался в самой гуще вселенской битвы неизвестно кого неизвестно с кем. </text:p>
      <text:p text:style-name="P2">В ходе непостижимых перипетий я стал кому-то союзником, а кому-то врагом, оставаясь в полном неведении — кому? </text:p>
      <text:p text:style-name="P2">Ясно одно — те, с кем я волею судеб оказался по разные стороны баррикад, не преминут меня выследить и свести счёты.</text:p>
      <text:p text:style-name="P3">Недаром, сходя — ни свет, ни зар<text:span text:style-name="T2">я</text:span>— в Нежине с поезда Киев-Москва, я отметил как в одном вагоне открылось окно и стеклянноглазый — по виду явно из монады главного инженера — выплюнул длинную струю слюны на перрон. <text:span text:style-name="T2">Это — несомненная отметина для других боевиков их тёмного легиона, что здесь они смогут напасть на мой дальнейший след и уже отсюда проследить мои последующие передвижения до Конотопа, что им не составит труда. И там они неизбежно выйдут на плантацию конопли в конце огорода хаты моих родителей на Посёлке. С неисчислимыми и невообразимыми последствиями самого ужасного свойства.</text:span></text:p>
      <text:p text:style-name="P4">Мой долг перед союзниками и недобитыми крестьянами жалких деревушек в мокрых джунглях юго-восточной Азии подсказывал единственно верное решение.</text:p>
      <text:p text:style-name="P4">В сарае на Декабристов 13 я взял штыковую лопату и направился к плантации на крайней грядке.</text:p>
      <text:p text:style-name="P4">Они стояли махрово-гордые своим почти трёхметровым ростом. Налитые, пронзительно пахучие.</text:p>
      <text:p text:style-name="P4"><text:soft-page-break/>...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...</text:p>
      <text:p text:style-name="P5">И они падали — одна за другой, одна рядом с другой, одна на другую — от ударов штыка вглубь, отделяющих от корней, обрывающих жизнь.</text:p>
      <text:p text:style-name="P5">Я сложил их в высокую груду, снова пошёл в сарай и вернулся с канистрой бензина. Высоко поднялось трескучее пламя, поплыл густой белый дым.</text:p>
      <text:p text:style-name="P5">Всполошившаяся тётя Зина позвала мою мать, та встревоженно поспешила в огород.</text:p>
      <text:p text:style-name="P5">- Серёжа!.. Что ты... Зачем... Как это...</text:p>
      <text:p text:style-name="P5">Не отрывая глаз от огня я ответил на застрявший вопрос:</text:p>
      <text:p text:style-name="P5">- Так надо!</text:p>
      <text:p text:style-name="P5">Она ушла и вместо неё пришёл мой брат Саша.</text:p>
      <text:p text:style-name="P5">- Серёга, ты что это делаешь?</text:p>
      <text:p text:style-name="P5">- Так надо!</text:p>
      <text:p text:style-name="P5">Мо брат всегда верил, будто я знаю что делаю, даже когда я не знал.</text:p>
      <text:p text:style-name="P5">Он перестал меня спрашивать, а просто стоял рядом и мы вместе смотрели на огонь, который обращал густую зелень сваленных на груду стволов и веток в чёрные обугленные палки и белый мелкий пепел.</text:p>
      <text:p text:style-name="P5"/>
      <text:p text:style-name="P5">В Одессу я прилетел затемно, зато успел на 6-часовой автобус от Нового базара проходивший через Новую Дофиновку.</text:p>
      <text:p text:style-name="P5">За городом на меня начал наваливаться необоримый сон и я проспал свою остановку и проснулся только метров через триста. По моей просьбе водитель остановил автобус наверху подъёма и я пересёк лесополосу.</text:p>
      <text:p text:style-name="P5">В огороде крайнего дома среди редеющих сумерков минувшей ночи пожилой мужик в одном исподнем и баба в белой ночной сорочке зачем-то обметали грядки вениками. Двигались они как-то странно, словно роботы. <text:span text:style-name="T3">В глазах мужика застыла остекленелость, а глаз бабы я не видел — она их прятала.</text:span></text:p>
      <text:p text:style-name="P6">Необъяснимая картина в такую рань, но меня уже трудно было чем-либо удивить.</text:p>
      <text:p text:style-name="P6"/>
      <text:p text:style-name="P6">За моё 4-дневное отсутствие асфальт не привозили, а розовую старую побелку здания общежития зачем-то забрызгали синими пятнами и разводами, типа, маскировочный камуфляж.</text:p>
      <text:p text:style-name="P6">Я снова втянулся в трудовые будни.</text:p>
      <text:p text:style-name="P6">Погода поменялась, потому что возвращаясь как-то из Одессы я обнаружил, что в кармане у меня осталась одна лишь трёхкопеечная монета позеленевшей меди.</text:p>
      <text:p text:style-name="P6">«Ну, это не деньги,»- подумал я и швырнул монету через плечо между деревьев лесополосы.</text:p>
      <text:p text:style-name="P6">Ровно три дня после этого с моря дул холодный ветер, опровергая моё пренебрежительное мнение о трёх копейках и заставляя чётко уяснить смысл выражения «бросать деньги на ветер».</text:p>
      <text:p text:style-name="P6"/>
      <text:p text:style-name="P6">Умер электрик-одиночка, не доходя до общежития от Чабанки. Его нашли на третий день.</text:p>
      <text:p text:style-name="P6">Я всегда знал, что это опасный отрезок пути; летом там постоянно летают круглые шарообразные пушинки, похожие на морские мины, но, конечно, белые. Наверное, он не <text:soft-page-break/>увернулся.</text:p>
      <text:p text:style-name="P6">Его хоронили на обрыве между шоссе и морем. На кладбище посёлка.</text:p>
      <text:p text:style-name="P6">Капитонович нёс впереди деревянный крест, словно знамя наизготовку, а сам обвязался узким длинным рушником, как на свадьбе.</text:p>
      <text:p text:style-name="P6">Что с них взять? Они людских обычаев не знают, просто слыхали звон.</text:p>
      <text:p text:style-name="P6">В отцовском бушлате моряка с жёлтыми пуговицами я изображал колоритную фигуру, типа, мы — из Кронштадта, но тоже помогал засыпать могилу.</text:p>
      <text:p text:style-name="P6">Потом мы на автобусе вернулись в общежитие, где работницы шахты приготовили поминальную тризну из своих домашних припасов.</text:p>
      <text:p text:style-name="P6">Я облопался не меньше, чем на полевом стане у Чомбе.</text:p>
      <text:p text:style-name="P6"/>
      <text:p text:style-name="P7">В общежитие снова привезли рацию и мне пришлось переехать в комнату покинутую электриком. Потом ко мне подселили Васю, нового крепильщика.</text:p>
      <text:p text:style-name="P7">Я поначалу засомневался какого он пола, когда случайно заметил красно-бурые следы на простыни его койки, как от менструации.</text:p>
      <text:p text:style-name="P7">Он сказал, что ему под одеяло закатился помидор и он во сне его ногами раздавил, хотя я его ни о чём не спрашивал. Просто остров Беллами какой-то. Но до чего простые объяснения порой находятся для непостижимых, на первый взгляд, фактов.</text:p>
      <text:p text:style-name="P7"/>
      <text:p text:style-name="P7">Осень вступила в свои права. Я застеклил окно в одной из комнат нашей будущей квартиры, но асфальт всё не привозили.</text:p>
      <text:p text:style-name="P7">Так всё и шло до того дня, когда главный инженер приехал из Вапнярки и сказал, что на меня объявлен всесоюзный розыск — в шахтуправление пришло письмо из НГПИ, будто у них скрывается беглец от работы по распределению.</text:p>
      <text:p text:style-name="P6">- <text:span text:style-name="T4">Так что пиши заявление.</text:span></text:p>
      <text:p text:style-name="P6">- <text:span text:style-name="T4">Какое?</text:span></text:p>
      <text:p text:style-name="P6">- <text:span text:style-name="T4">С просьбой уволить тебя по собственному желанию.</text:span></text:p>
      <text:p text:style-name="P6">- <text:span text:style-name="T4">У меня такого желания нет.</text:span></text:p>
      <text:p text:style-name="P6">- <text:span text:style-name="T4">После такого письма оставить тебя тут не можем.</text:span></text:p>
      <text:p text:style-name="P7">Поскольку я и дальше упорствовал в своём нежелании увольняться, был найден компромисс — увольнение по имеющейся в кодексе о трудовом законодательстве статье «по соглашению сторон». Так, вместо избранного, я стал всего лишь стороною.</text:p>
      <text:p text:style-name="P7"/>
      <text:p text:style-name="P7">Напоследок я гулял по Одессе в кожухе нараспашку, как махновец из крестьянской армии Нестора Ивановича, и в резиновых сапогах, которым не страшны лужи от недавних дождей.</text:p>
      <text:p text:style-name="P7">Потом в общежитии я упаковал его в тюк с остальной одеждой, завернув в неё инструменты, которыми уже тихо начал обрастать — молоток, топор, пила, утюг, кипятильник и белый эмалированный чайник.</text:p>
      <text:p text:style-name="P7"/>
      <text:p text:style-name="P7">Когда я привозил чайник из Одессы, то пришлось всю дорогу от Новой Дофиновки до общежития петь ему песни, чтоб не боялся. Вечер был поздний и очень тёмный, как в заброшенных штольнях без фонаря. Приходилось по памяти вписываться в повороты грунтовки, нащупывая её ногами.</text:p>
      <text:p text:style-name="P7"/>
      <text:p text:style-name="P7"><text:soft-page-break/>Тюк я отправил багажом с железнодорожного вокзала. <text:span text:style-name="T5">Потом вернулся в общежитие, где оставались недавно купленный портфель, болгарская <text:s/>спортивная сумка «Аэробика» и гитара, чтобы наутро ехать в аэропорт.</text:span></text:p>
      <text:p text:style-name="P7"/>
      <text:p text:style-name="P8">В нашу комнату заглянул Славик Аксянов. Мы съели полную сковороду жареной картошки под «Болеро» Равеля из радиоприёмника Васи.</text:p>
      <text:p text:style-name="P8">Я сказал Славику, чтоб он навесил дверь на будку туалет а над лиманом. Она валяется в бурьянах, я видел.</text:p>
      <text:p text:style-name="P8">Он пообещал исполнить мою последнюю просьбу. Однако, я, на всякий, сказал, что если не сделает — я буду являться ему, как тень отца Гамлета.</text:p>
      <text:p text:style-name="P8">В его глазах мелькнул неподдельный испуг.</text:p>
      <text:p text:style-name="P8">Кто бы мог подумать, что они тоже боятся привидений!</text:p>
      <text:p text:style-name="P8"/>
      <text:p text:style-name="P9">Ира сказала, что когда из Закарпатья пришёл сигнал о моей неявке по распределению, Гаину Михайловну вызвали к ректору с требованием открыть моё местопребывание.</text:p>
      <text:p text:style-name="P9">Припёртая к стенке свидетельским показанием ректора Арвата, что летом он встречал меня в Одессе, она вынуждена была сдать меня вплоть до шахты «Дофиновка».</text:p>
      <text:p text:style-name="P9">Теперь ей грозили неприятности на работе, а у меня отнимут диплом, если только министерство просвещение не аннулирует моё распределение.</text:p>
      <text:p text:style-name="P9">Пришлось мне срочно ехать в Киев до остановки метро им. Карла Маркса и вверх по улице напротив площади Октябрьской революции до серокаменного дома в ряду таких же, но с вывеской министерства, чтобы подняться на второй этаж по лестнице из белого мрамора.</text:p>
      <text:p text:style-name="P9">Завотделом министерства Баранов (фамилии иногда соответствуют сути учреждения), выглядел лет на пять старше меня, но куда более отёсанным, заточенным и отшлифованным.</text:p>
      <text:p text:style-name="P9">Единственное, к чему можно было придраться - <text:s/>одинокий волосок на плече его пиджака, под которым виднелся тонкий шерстяной жилет, а под ним галстук в полоску на рубашке в мелкую тетрадочную клеточку — непробиваемые латы.</text:p>
      <text:p text:style-name="P9">Он объяснил, что государство четыре года тратило средства, давая мне бесплатное образование; пробил час возместить бесплатность работой в Закарпатьи, либо — диплом на бочку.</text:p>
      <text:p text:style-name="P10">Свою защиту я построил на страстном желании трудиться на ниве просвещения и именно на склонах Карпатских гор, но с семьёй как?</text:p>
      <text:p text:style-name="P10">Он предложил мне забрать тебя и Иру с собою.</text:p>
      <text:p text:style-name="P10">А как же вторая, вернее, первая дочь?</text:p>
      <text:p text:style-name="P10">Наличие Леночки оказалось для него сюрпризом. Он, по инерции, хотел и её отправить со всеми вместе. Мне пришлось показать паспорт, что она от предыдущего брака и с горечью признать отсутствие данных о местонахождении её матери.</text:p>
      <text:p text:style-name="P10">Это был шах и мат. С подобными казусами гроссмейстер Баранов ещё не сталкивался и, попав в цугцванг, вынужденно признал, что у меня слишком лихо закрученный сюжет. </text:p>
      <text:p text:style-name="P10">Я получу свободный диплом, если представлю справку от уличкома в Конотопе, что Леночка действительно проживает на Декабристов 13.</text:p>
      <text:p text:style-name="P10"/>
      <text:p text:style-name="P10">Тем временем в Нежин прибыл тюк отправленный мною из Одессы.</text:p>
      <text:p text:style-name="P10">Больше, чем инструменты, <text:s/>Ивана Алексеевича обрадовало ситечко для заварочного чайника. <text:soft-page-break/>Он давно мечтал о таком, но в магазинах нигде нет.</text:p>
      <text:p text:style-name="P10">Мы с Ирой уже начинали обсуждать в какую строительную организацию Нежина поступить мне на работу для наискорейшего получения квартиры, как она вдруг сказала, что мне сначала надо провериться. Так советует её мама.</text:p>
      <text:p text:style-name="P10">Но ведь при поступлении на работу везде проходят медкомиссию, и без маминых советов. </text:p>
      <text:p text:style-name="P10">Пришлось мне уяснить, что возникла необходимость в специальной проверке — на нормальность.</text:p>
      <text:p text:style-name="P11">Моё поведение вселяло опасения и в будущем могло дискредитировать добропорядочную семью её родителей в глазах общественности.</text:p>
      <text:p text:style-name="P11">Во-первых, я недавно гулял в драных туфлях, а ещё я собираю ниточки с пола вокруг твоей коляски, самые элементарные вопросы вызывают у меня слишком долгую задумчивость, а когда она была в роддоме, я явился среди ночи и заявил, что дождь — тёплый.</text:p>
      <text:p text:style-name="P11">К тому же, Иру потрясло известие из Конотопа о моём изуверском всесожжении плантации конопли, что, хоть и не включалось в список отклонений, говорило о многом.</text:p>
      <text:p text:style-name="P11">Крыть мне было нечем — она права по всем пунктам.</text:p>
      <text:p text:style-name="P11"/>
      <text:p text:style-name="P11">Незадолго перед этим, пользуясь ясным и тихим осенним днём, я вышел на прогулку в туфлях. Не драных — нет! — но крепко поношенных по тротуарам Одессы и просёлочным дорогам прилегающего к ней Коминтерновского района.</text:p>
      <text:p text:style-name="P11">Прогулка навеяла элегическое настроение. Вспоминались далёкие галактики на глади моря под обрывистыми берегами Вапнярки, нескончаемо длинная улица Дорога Котовского и совсем короткая им. Шолом Алейхема, по которым носили меня эти кожаные коричневые туфли с продольной вставкой на носу.</text:p>
      <text:p text:style-name="P11">Они словно космический корабль по возвращении из экспедиции на другой край вселенной — ещё живы, но уже не модны...</text:p>
      <text:p text:style-name="P11">Когда я снимал их в прихожей, Гаина Михайловна заметила, что пора переходить на ботинки, или сапоги. Меня порадовала такая заботливая внимательность со стороны тёщи.</text:p>
      <text:p text:style-name="P11">Не поспоришь и с заторможенностью моих ответов. <text:span text:style-name="T6">Всякий обращённый ко мне вопрос с гулом запускал в моём уме компьютер — о существовании которых я тогда не догадывался — для вычисления вариаций возможного ответа и выбора из них такого, что не утратит свою валидность даже и в необозримом будущем.</text:span></text:p>
      <text:p text:style-name="P12">Идиот! Всего-то и требовалось:</text:p>
      <text:p text:style-name="P12">- А? Да...</text:p>
      <text:p text:style-name="P12">Ну, а насчёт ниточек и стерильных линиях обороны вокруг твоей коляски я тебе уже рассказывал.</text:p>
      <text:p text:style-name="P12">Но в то время я даже и не думал спорить и что-либо доказывать — тем более, что за дождь с конопле нет у меня оправданий — а просто пошёл туда, куда меня повела Ира.</text:p>
      <text:p text:style-name="P12">Это оказался коридор второго этажа незнакомого мне здания с широким и досками крашеного пола.</text:p>
      <text:p text:style-name="P12">Было людно. На стене висел лист ватмана с рисунком в стиле журнала «Весёлые картинки», где чайник, обращаясь к мочалке, говорил:</text:p>
      <text:p text:style-name="P12">- Ты зачем сказала блюдцу, что я дуршлаг?</text:p>
      <text:p text:style-name="P12">Скорее всего дар от кого-то из меценатствующих посетителей.</text:p>
      <text:p text:style-name="P12">Молодой человек в офицерском бушлате, но без знаков различия, радостно рассматривал эту <text:soft-page-break/>картину. Фуражку он носил сдвинутой набекрень, но немного чересчур по озорному.</text:p>
      <text:p text:style-name="P13">Ира зашла в какой-то кабинет изложить жалобы. Потом позвали и меня, но разговор не получился. Врач сказал, что в подобных случаях он не компетентен и меня надо везти в Чернигов.</text:p>
      <text:p text:style-name="P13">В точности, как говорил мой отец:</text:p>
      <text:p text:style-name="P13">- Сидят, деньги получают, а обратишься — я не Копенгаген, я не Копенгаген!</text:p>
      <text:p text:style-name="P13"/>
      <text:p text:style-name="P13">Черниговская психбольница находится за четыре километра от города. Остановка так и называется: «4-й километр».</text:p>
      <text:p text:style-name="P13">Это большой комплекс зданий в современном стиле крупноблочной архитектуры. Вот только от города далеко.</text:p>
      <text:p text:style-name="P13">Обширная территория обнесена бетонным забором, но ворота недалеко от остановки.</text:p>
      <text:p text:style-name="P13">Мы прошли во двор обложенных красноватой плиткой зданий различной высоты; некоторые соединялись переходами, или зданиями пониже.</text:p>
      <text:p text:style-name="P13">Иру заметно угнетал этот Bau Stile; если честно, работы архитектора Корбюзье мне тоже больше нравятся.</text:p>
      <text:p text:style-name="P13">Я сопроводил погрустневшую Иру до нужного отделения.</text:p>
      <text:p text:style-name="P13">В небольшом кабинете с одним окном нас приняла темноволосая женщина в белом халате — Тамара... отчество не помню, а врать не хочу.</text:p>
      <text:p text:style-name="P13">Она предложила нам сесть вдвоём на диване, а сама села в кресло напротив. Чуть в стороне, за столом у окна сидел мужчина спортивного сложения в белом халате.</text:p>
      <text:p text:style-name="P13">Когда на вопрос Тамары какая мне нравится музыка он стал подсказывать «эстрада, конечно!», я понял, что он тут не просто для обеспечения безопасности Тамары <text:span text:style-name="T7">в случае невменяемости моих отклонений от нормы. Пришлось честно признаться, что таких у меня две — Элла Фицджеральд и Иоганн Себастьян Бах.</text:span></text:p>
      <text:p text:style-name="P14">Тамара сказала Ире, что такие отклонения не слишком опасны, но если Ира хочет и я не возражаю, то меня можно оставить для наблюдения.</text:p>
      <text:p text:style-name="P14">Я не возражал, только сказал, что в субботу у моего брата свадьба, на которую мы с Ирой приглашены и, если Тамара позволит, <text:s/>я явлюсь сюда сам в понедельник. Даю слово.</text:p>
      <text:p text:style-name="P14">Тамара согласилась и проводила нас в коридор. Из-за стеклянной двери в конце его доносился приглушённый шум <text:s/>многоголосого скопления людей.</text:p>
      <text:p text:style-name="P14"/>
      <text:p text:style-name="P15">К тому времени мой брат давно уже перешёл из ПМС в ХАЗ и работал на каком-то сложном фрезерно-шлифовальном станке. ХАЗ был не сам ХАЗ, а только филиал Харьковского авиационного завода. Самолётов там не собирали, а изготовляли детали всевозможных конфигураций, упаковывали их в ящики и отсылали в ХАЗ, или другие его филиалы.</text:p>
      <text:p text:style-name="P15">Конотопский филиал в Конотопе называли ХАЗ и стремились туда устроиться из-за высоких заработков. Саша получал там 200 руб. в месяц! Остальные поменьше, потому что сверхточный станок был только один.</text:p>
      <text:p text:style-name="P15">Ещё одно преимущество ХАЗа — его расположение на Посёлке — можно ходить домой обедать.</text:p>
      <text:p text:style-name="P15">Недостатолк в том, что работать приходилось более 8 часов в день.</text:p>
      <text:p text:style-name="P15">Нет, трудовое законодательство не нарушалось, ровно в пять Саша уходил домой, но работа настигала его и там. Он жаловался мне, что даже когда смотрит футбол по телевизору, <text:soft-page-break/>составляет в уме рабочие планы — какие детали начнёт завтра делать с утра, а какие после обеда.</text:p>
      <text:p text:style-name="P15">Мне было жалко брата, но я ничем не мог ему помочь.</text:p>
      <text:p text:style-name="P15"/>
      <text:p text:style-name="P15">С зарплатой в 2020 руб. на Посёлке можно смело обзаводиться семьёй.</text:p>
      <text:p text:style-name="P15">Сашина избранница, Люда, работала в «Оптике» на Зеленчаке, а сама тоже была с Посёлка и завидной невестой — две отдельные хаты: папина и мамина. У молодых сразу решается жилищный вопрос и остаётся только жить припеваючи.</text:p>
      <text:p text:style-name="P15">Так мой брат стал примаком.</text:p>
      <text:p text:style-name="P15"/>
      <text:p text:style-name="P15">В подарок молодым Ира хотела купить постельное бельё, но оно уже несколько месяцев как исчезло из магазинов. Это объяснялось тем, что на следующий год Москва принимала всемирную Олимпиаду и постельное бельё понадобиться для застилки кроватей в Олимпийской Деревне.</text:p>
      <text:p text:style-name="P15">Забегая вперёд, скажу, что и два года спустя постельное бельё оставалось одним из дефицитов. Не представляю, что они там с ним делали в этой деревне.</text:p>
      <text:p text:style-name="P15"/>
      <text:p text:style-name="P15">Тогда Ира купила симпатичный кувшин прозрачно-красного стекла с набором стаканов, мудро рассудив, что бельё быстро изнашивается, а кувшин — если не разбить — простоит в серванте и до золотой свадьбы.</text:p>
      <text:p text:style-name="P15"/>
      <text:p text:style-name="P16">Поскольку свадебная суббота совпадала с днём рождения нашей мамы, я решил подарить ей цветы.</text:p>
      <text:p text:style-name="P16">Гаина Михайловна сказала: какие могут быть цветы 24 ноября? Но я всё равно пошёл на базар.</text:p>
      <text:p text:style-name="P16">На мосту через Остёр я увидел мужчину с букетом в руках, стоявшего в сопровождении двух дам. Вид у всех троих не имел ничего общего с торговлей, но я почувствовал, что это неспроста, подошёл и спросил — не продаст ли он мне цветы?</text:p>
      <text:p text:style-name="P16">Изумлению тёщи не было границ, а я чувствовал, что где-то в Одессе, или параллельных ей мирах сделал что-то правильное и благодарные союзники это не забыли.</text:p>
      <text:p text:style-name="P16"/>
      <text:p text:style-name="P16">На свадьбу мы с Ирой поехали трёхчасовой электричкой. Событие проходило в трёхкомнатной хате на улице Сосновской, где цветы тоже вызвали удивление.</text:p>
      <text:p text:style-name="P16">Все ещё больше удивились, что вручил их я не невесте. Тут Саша вспомнил какой это день и успокоил гостей.</text:p>
      <text:p text:style-name="P16">Дальше всё шло как на обычной Поселковой свадьбе примака. Небольшое отличие состояло в том, что на ней я бросил курить.</text:p>
      <text:p text:style-name="P16">Сосед за столом начал мне доказывать о невозможности избавиться от этой привычки, тем более на вечеринке любого рода.</text:p>
      <text:p text:style-name="P16">Я потушил недокуренную сигарету и — всё.</text:p>
      <text:p text:style-name="P16">На данный момент я тоже некурящий.</text:p>
      <text:p text:style-name="P16"/>
      <text:p text:style-name="P16">Утром следующего дня на Декабристов 13 Ира объявила о предстоящей мне поездке на 4-й километр от Чернигова. Последовал бурный обмен мнениями с моими родителями. Они <text:soft-page-break/>категорически воспротивились и требовали, чтобы я отказался от этой поездки.</text:p>
      <text:p text:style-name="P16">Мне никак не удавалось объяснить присутствующим, что я обещал быть там в понедельник.</text:p>
      <text:p text:style-name="P16">Как выжить в мире где не можешь положиться даже на собственное слово?</text:p>
      <text:p text:style-name="P16">Тут Ира перешла на сторону моих родителей и дальше они <text:s/>продолжали убеждать меня втроём. Только Леночка молчала, сидя в уголке дивана.</text:p>
      <text:p text:style-name="P16">- Что?! Выучила на свою голову?!- шумел мой отец на мою мать. Потом он обратился ко мне.</text:p>
      <text:p text:style-name="P16">- Всё для тебя делали. Теперь ты сделай как тебе говорят. Или родители тебе не такие? Чем это? Скажи!</text:p>
      <text:p text:style-name="P16">- А и скажу!- ответил я и пристукнул кулаком по столу.- Почему ты перестал писать стихи?</text:p>
      <text:p text:style-name="P17">Отец смутился, пряча глаза от жены и невестки. Даже в глубоких морщинах на лбу пролегла небывалая прежде застенчивость.</text:p>
      <text:p text:style-name="P17">- Ну... я молодой был... тогда война была...</text:p>
      <text:p text:style-name="P17">Вот жизнь, а? Начнёшь гнать дуру, а нарываешься на чистосердечное признание.</text:p>
      <text:p text:style-name="P17"/>
      <text:p text:style-name="P17">В виде компромисса решили, что до отъезда в Чернигов я с матерью схожу к местному психиатру Тарасенко, от которого, жестоко прищурив глаз сообщил мой отец, никто не уходил.</text:p>
      <text:p text:style-name="P17">Потом я проводил Иру на электричку и по пути она снова уговаривала меня не ездить на 4-й километр. Но моё слово <text:s/>Тамаре уже вылетело — не поймаешь.</text:p>
      <text:p text:style-name="P17"/>
      <text:p text:style-name="P17">В большом и светлом здании конотопского медицинского центра, недалеко от стадиона «Локомотив», <text:s/>под каждой дверью стояли люди и только к психиатру Тарасенко очередь отсутствовала.</text:p>
      <text:p text:style-name="P17">Когда мы с матерью зашли в кабинет, он объяснил это несознательностью населения, а вот у них, за океаном, каждый четвёртый ходит на приём.</text:p>
      <text:p text:style-name="P17">Тарасенко работал не один, а с напарницей в непривычно обставленном кабинете.</text:p>
      <text:p text:style-name="P17">Странность заключалась в расположении стола. Он находился почти по центру, развёрнутый дверцами и ящиками ко входу в кабинет. Мне предложили сесть за него.</text:p>
      <text:p text:style-name="P17">Мать села на стул у стены, а медработники остались стоять по сторонам от стола.</text:p>
      <text:p text:style-name="P17">Мне не понравилась такая диспозиция призванная для раздувания во мне мании величия — сидишь, как председатель Мао, а эти в белом стоят вокруг, типа, золотые рыбки на посылках. Поэтому я чуть отодвинул стул назад , развернул на 90 градусов и, сидя на нём, вытянул ноги, положив одну на другую в позе ковбоя на привале.</text:p>
      <text:p text:style-name="P18">Тут Тарасенко с напарницей, как по команде, кинулись хлопать дверцами стола, выдёргивать и с треском задвигать его ящики.</text:p>
      <text:p text:style-name="P19">Ноги я, конечно, подтянул, но стул не покинул, хотя и насторожился.</text:p>
      <text:p text:style-name="P19">Убедившись, что я не выскочил за дверь и не попытался вскарабкаться на жалюзи окна, Тарасенко прекратил тест и объявил, что я здоров, как бык.</text:p>
      <text:p text:style-name="P18">- <text:span text:style-name="T8">Вот ему скажите!- воскликнула, всхлипывая, моя мать.- Хочет в Чернигов ехать в психбольницу.</text:span></text:p>
      <text:p text:style-name="P18">- <text:span text:style-name="T8">Зачем?</text:span></text:p>
      <text:p text:style-name="P18">- <text:span text:style-name="T8">Его жена посылает.</text:span></text:p>
      <text:p text:style-name="P18">- <text:span text:style-name="T8">Она что — врач?</text:span></text:p>
      <text:p text:style-name="P18">- <text:span text:style-name="T8">Нет!</text:span></text:p>
      <text:p text:style-name="P18"><text:soft-page-break/>- <text:span text:style-name="T8">Тогда зачем? Мало кого куда посылают. Он ей раб, что ли?</text:span></text:p>
      <text:p text:style-name="P18">- <text:span text:style-name="T8">Да! Да! Раб!</text:span></text:p>
      <text:p text:style-name="P19">Так-то вот, Иосиф Яковлевич, по кличке Прекрасный, тебя в рабство продавали твои братья, а <text:s/>как бы тебе понравилось, если б сдала родная мать? </text:p>
      <text:p text:style-name="P19">Тарасенко ещё раз, уже как рабу, предписал мне никуда не ехать и мы покинули кабинет.</text:p>
      <text:p text:style-name="P19">По пути к трамвайной остановке моя мать спросила:</text:p>
      <text:p text:style-name="P19">- Ну, что — убедился?</text:p>
      <text:p text:style-name="P19">- Это ничего не меняет.</text:p>
      <text:p text:style-name="P19">- Если с тобой что-то сделают, я её убью,- сказала моя мать и заплакала.</text:p>
      <text:p text:style-name="P19">- Мама,- ответил я,- что за книжку ты недавно прочитала?</text:p>
      <text:p text:style-name="P19">Разумеется, <text:s/>я прекрасно знал, что мать моя давным-давно уж не читает книг, но надо же как-то поддержать разговор.</text:p>
      <text:p text:style-name="P19"/>
      <text:p text:style-name="P19">Из-за приёма со сдачей в рабство и нестыковки в расписаниях движения поездов, на 4-й километр под Черниговом я добрался уже поздним вечером.</text:p>
      <text:p text:style-name="P19">Однако, обусловленный понедельник ещё не истёк и я стал бить в железо ворот, вызвал недовольные крики охраны в проходной. <text:span text:style-name="T9">Там включили свет и спросили чего надо. Имя Тамары послужило паролем. Подошли ещё два санитара в синих байковых халатах и меня отвели в приёмное отделение.</text:span></text:p>
      <text:p text:style-name="P20">Там я сдал свою одежду и получил взамен пижаму и пару кирзовых сапог. Левый ничего, но правый очень жал. Наверное, в отместку, что потревожил в поздний час. Затем через холод и темноту меня отвели в пятое отделение и сдали тамошнему дежурному медбрату.</text:p>
      <text:p text:style-name="P20">Он завёл меня в широченный коридор, где по причине позднего часа светились только несколько дежурных плафонов, отблёскивая в тёмном стекле дальних окон <text:s/>противоположного конца коридора. <text:span text:style-name="T10">Вдоль стен — тоже остеклённые — двери в палаты.</text:span></text:p>
      <text:p text:style-name="P21">Дежурный привёл меня в одну из них, указал свободную койку и вышел.</text:p>
      <text:p text:style-name="P21">В скудном свете проникающем сквозь стекло двери, я различил полдюжины коек, на которых лежали укрытые фигуры, и белые тумбочки. Разделся и лёг, подавляя невольный страх. </text:p>
      <text:p text:style-name="P21">По-видимому, моё появление заставило обитателей палаты затаиться, но постепенно они оттаяли.</text:p>
      <text:p text:style-name="P21">Кто-то невидимый спросил меня из угла я ли это; на него зашикали и он умолк. Я воздержался от ответа. Из коридора за стеклянной дверью донёсся далёкий вопль и тоже умолк.</text:p>
      <text:p text:style-name="P21">Я лежал — укрытая фигура, как и все — и радовался, что всё-таки успел в понедельник, и чувствовал приливы настороженности, понимая среди кого я нахожусь.</text:p>
      <text:p text:style-name="P21">- А что, Костя, хотел бы сейчас домашней колбаски?- спросил один из невидимых фигур невидимого другого.</text:p>
      <text:p text:style-name="P21">Мне стало смешно до чёртиков. Как быстро меня вычислили!</text:p>
      <text:p text:style-name="P21">Уезжая в прошлы раз из Чернигова с Ирой, мы купили кольцо спиралевидной скрученной домашней колбасы. Вкусная.</text:p>
      <text:p text:style-name="P21">Они продолжи экспертное обсуждение той самой колбасы, а я давился смехом и выфыркивал его через нос, стиснув зубами уголок подушки, чтобы меня не приняли за психа. В какой-то момент я не сумел сдержаться и они испуганно затихли.</text:p>
      <text:p text:style-name="P21"/>
      <text:p text:style-name="P21"><text:soft-page-break/>Утро начиналось с шарканье подошв в широком коридоре. <text:span text:style-name="T11">С ярмом из вафельного полотенца на шее, я вышел туда в сапогах и, следуя потоку движения, нашёл умывальник и туалет.</text:span></text:p>
      <text:p text:style-name="P22">На завтрак была хавка, как хавка.</text:p>
      <text:p text:style-name="P22">Когда из города приехали врачи, Тамара заглянула в огромный коридор и окликнула меня по фамилии. Я приблизился с извинениями за поздний приезд. Она меня простила и ушла.</text:p>
      <text:p text:style-name="P22"/>
      <text:p text:style-name="P22">Коридорное общество было смешанным, многолюдным, многообразным и пребывало в состоянии шумного броуновского движения. Абсолютно бессистемного.</text:p>
      <text:p text:style-name="P22">В сапогах кроме меня оказался лишь один, с по-зэковски обритой головой. Он в основном валялся возле белых радиаторов центрального отопления под окнами в дальнем конце; иногда прижимался к заду другого пациента, что валялся там же, но тот вяло его отталкивал.</text:p>
      <text:p text:style-name="P22">Вокруг бродили другие, в шлёпанцах, погружённые в свой внутренний мир, временами выныривая из него с непонятными для посторонних возгласами. </text:p>
      <text:p text:style-name="P22">Только инвалид на низенькой тележке не бродил, а ездил, отталкиваясь от пола руками. Он явно руководил частью общества способного понимать указания и распоряжения, у них шла тусовка в стиле чёрного рынка. </text:p>
      <text:p text:style-name="P22">Два-три щёголя держались вместе, <text:span text:style-name="T12">прогуливаясь сквозь общую суматоху. Темноволосый косил на пахана с интеллектуальным уклоном.</text:span></text:p>
      <text:p text:style-name="P23">Юноша среднеазиатской наружности пригласил меня поиграть в шашки за столиком в дальнем углу. Каждый его глаз двигался отдельно от другого, как бывает когда полушария мозга не вмешиваются в суверенные внутренние дела соседнего и каждое управляет своим глазом.</text:p>
      <text:p text:style-name="P23">В шашки играть он не умел и когда на доске у него осталась всего одна, я предложил ничью и больше не играл. Не играл и в карты с щёголями.</text:p>
      <text:p text:style-name="P23">У окна между запертой дверью во двор и застеклённой дверью в коридорчик кабинетов врачей, сидела белая фигура медсестры и ни во что не вмешивалась. Она подымалась с места только после обеда — сопроводить столик на колёсиках, привозимый из коридорчика.</text:p>
      <text:p text:style-name="P23">В толпе пациентов раздавался радостный крик:</text:p>
      <text:p text:style-name="P23">- Лекарства!</text:p>
      <text:p text:style-name="P23">Они сбегались вокруг столика, хватая кому что нравится из таблеток разного цвета и величины. Впоследствии у многих стекленели глаза, а обмен на чёрном рынке оживлялся.</text:p>
      <text:p text:style-name="P23">Для заполнения свободного времени я пошёл путём Ленина и Дина Рида — мерить камеру шагами из конца в конец.</text:p>
      <text:p text:style-name="P23">Только коридор не одиночка: приходилось уклоняться от столкновений, тем более, что <text:s/>ходил я скорым шагом.</text:p>
      <text:p text:style-name="P23">Я выписывал длинный эллипс от двух окон <text:span text:style-name="T13">в одном конце до окна и запертой двери в другом конце коридора. Некоторые обратили внимание. Щёголь-блондин начал выбивать ритм индейских барабанов по обложке толстой книги, которую постоянно носил подмышкой, в такт топанью моих сапог по полу.</text:span></text:p>
      <text:p text:style-name="P22">- <text:span text:style-name="T13">Чё ты дуру гонишь? Оно тебе надо?- крикнул мне темноволосый щёголь.</text:span></text:p>
      <text:p text:style-name="P22">- <text:span text:style-name="T13">Попробуй — приколешься!- крикнул я в ответ, уносясь к противоположному концу.</text:span></text:p>
      <text:p text:style-name="P24">Один из участников броуновского движения под стенами вдруг раскусил в чём суть. Он радостно вскрикнул и тоже начал выписывать эллипсы орбиты, правда не вдоль, а поперёк коридора.</text:p>
      <text:p text:style-name="P24"><text:soft-page-break/>- Огольцов заразил Баранова!- закричал какой-то шестёрка к медсестре на стуле.</text:p>
      <text:p text:style-name="P24">Но та ни во что не вмешивалась.</text:p>
      <text:p text:style-name="P24">Ходить было больно, потому что правый оказался «испанским сапогом» из арсенала пыток инквизиции — на два размера меньше. Я продержался всего день, а на второй решил, что хватит из себя Русалочку строить и обратился к медсестре; она дала мне пару таких же шлёпанцев как и у всех, только драные. Зато <text:span text:style-name="T14">движение</text:span> по орбите стало безболезненным.</text:p>
      <text:p text:style-name="P24"/>
      <text:p text:style-name="P25">Коготок увяз — всей птичке пропасть.</text:p>
      <text:p text:style-name="P25">Начинаешь что-то поправлять и следом вылазит другое нестерпимое неудобство.</text:p>
      <text:p text:style-name="P25">Пуговица на поясе пижамных штанов постоянно расстёгивалась — слишком петля раздолбана. Мне надоело поддерживать штаны рукой и я вновь вывел медсестру из состояния невмешательства просьбой об игле и нитке.</text:p>
      <text:p text:style-name="P25">Как только ремонт был завершён, из коридорчика врачей появилась ещё одна медсестра и огласила список идущих в клуб. Я оказался в числе десятка оглашённых. </text:p>
      <text:p text:style-name="P25">Мы долго шли гуськом за медсестрой — караван в пижамах; только на замыкающем была чёрная роба рабочего. После лестницы начался длинный коридор — переход в другое здание.</text:p>
      <text:p text:style-name="P25">За окнами виднелось предзимнее пожухлое поле с далёкими чёрно-жёлтыми стрелками, что указывают самолётам путь к аэродрому.</text:p>
      <text:p text:style-name="P25">На подоконниках стояли кактусы в горшочках и лежала писаная от руки инструкция для слишком сердобольных: «кактусы не поливать!»</text:p>
      <text:p text:style-name="P25">Клуб оказался классическим — сцена, зал с креслами, наглядная агитация на стенах: «хлеб — всему голова!», « экономика должна быть экономной», «будет хлеб — будет и песня!», <text:span text:style-name="T15">а также цитаты более мелким шрифтом.</text:span></text:p>
      <text:p text:style-name="P26">Наш замыкающий тормознулся у первой же цитаты от входа и прикипел к ней, задрав голову и иногда почёсывая кепку, для чего ему приходилось разнимать руки навеки сцепленные за спиной.</text:p>
      <text:p text:style-name="P26">Я сел в последний ряд. Над сценой включились софиты и на неё вышел человек в белом халате, чем-то недовольный, с баяном.</text:p>
      <text:p text:style-name="P26">В дверь зала ещё две медсестры завели следующий караван — десяток женщин в серых халатах поверх казённо белого исподнего белья. Две-три из них сели на креслах посреди зала. К ним тут же присоседились щёголи из нашего каравана.</text:p>
      <text:p text:style-name="P26">Баянист заиграл и в проходе перед сценой начались танцы.</text:p>
      <text:p text:style-name="P26">По центральному проходу женщина лет сорока скорым шагом пронесла милую улыбку в конец зала и пригласила меня на белый танец.</text:p>
      <text:p text:style-name="P26">- Извините, вальс не для меня.</text:p>
      <text:p text:style-name="P26">Она ушла опустив голову. Утрата. Утрата.</text:p>
      <text:p text:style-name="P26">Несмотря на «Дунайские волны» вальс никто и не танцевал, а просто кому что взбредёт, но парами. Две пары поднялись на сцену — в одной из них юноша с асинхронными глазами, но теперь оба его взгляда <text:span text:style-name="T16">устремлены на высокий мягкий пух серой мохеровой шапочки его партнёрши — медсестры в белом халате. Кто из них приглашал?</text:span></text:p>
      <text:p text:style-name="P27">Женщин увели первыми, потом наш караван. Замыкающий нас рабочий оторвался от цитаты в настенном плакате и занял своё место в строю, так и не сменив зэковской сцепки рук.</text:p>
      <text:p text:style-name="P27"/>
      <text:p text:style-name="P27">Помимо прогулок по коридорной орбите и участия в клубном балу, я ещё и читал. Попросил <text:soft-page-break/>ту толстую из подмышки блондина, по которой он барабанил, и он охотно дал почитать. Это оказался перевод с грузинского рассказов Тамаза Чиладзе. Мне очень понравились, а в оригинале, наверное, ещё лучше.</text:p>
      <text:p text:style-name="P27">На следующий день я сидел у окна рядом с запертой дверью во двор, где тихо спускался первый снег, и то смотрел на него, то читал уже следующую, когда-то читанную «Судья и палач» Дюренматта. За спиной у меня скрежетал и суетился весь этот современный мир в срезе и преломлении пятым отделением четвёртого километра. Он мне уже надоел.</text:p>
      <text:p text:style-name="P28">Но дочитать я не успел — снаружи в окно постучали. На тонком покрове мягкого снега стояла Ира и улыбалась мне. Тихие снежинки опускались вокруг её лица, охваченного плотной шапочкой из чёрных ниток. Так красиво.</text:p>
      <text:p text:style-name="P28">Медсестра принесла мою одежду и я зашёл в палату переодеться. Увидев меня в гражданке, коридор был огорошен, что я так скоро покидаю их. Прячась за броуновским движением, кто-то со злостью крикнул, что так нельзя; но я уверен — это не Баранов, он — жизнерадостный. В ответ я крикнул слово благодарности и обещанье помнить.</text:p>
      <text:p text:style-name="P28">По пути к Тамаре в одном из кабинетов я увидел одинокую старуху в халате и платке. Она ползала на четвереньках выстраивая в две линии на полу большие, как кирпич, кубики.</text:p>
      <text:p text:style-name="P28">Тамара сказала Ире, что <text:span text:style-name="T17">моё лечение ещё не начиналось, но раз так настаивает пусть забирает и не слишком переживает — такие отклонения как у меня не редкость среди докторов наук. Это она так её утешала.</text:span></text:p>
      <text:p text:style-name="P29">На меня этот капкан не сработал — к тому времени я уже нашёл эффективный способ держать свою мегаломанию в узде; а вот Ира, по-моему, поверила. Во всяком случае, два годя спустя на мой день рождения она подарила мне книгу сочинений Валентина Плеханова, того самого, что завёз марксизм в Россию. На обратной стороне толстой обложки она написала пожелание мне стать таким же умным, как и он, потому что она ждёт этого. Ждала, как минимум, два года, хотя у Фрейда сказано про полтора.</text:p>
      <text:p text:style-name="P29">Обращаясь ко мне, Тамара прописала мне средство возвращения в себя — каждый день по вечерам смотреть программу «Время».</text:p>
      <text:p text:style-name="P29">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. <text:span text:style-name="T18">Потом мне это надоело и я перестал под предлогом, что горбатого могила исправит, вот тогда и стану как все.</text:span></text:p>
      <text:p text:style-name="P29"/>
      <text:p text:style-name="P30">Как прекрасен этот мир, если не заглядывать ему в корень!</text:p>
      <text:p text:style-name="P30">«...состоялся симпозиум под эгидой ЮНЕСКО...»</text:p>
      <text:p text:style-name="P30">Когда узнаёшь, что «эгида» <text:s/>— <text:s/>это шкура козла, а «симпозиум» — групповая пьянка; особо остро осознаёшь, что в групповой попойке под козлиной шкурой только Юнески и не хватало...</text:p>
      <text:p text:style-name="P31"><text:tab/><text:tab/><text:tab/>Как прекрасен этот мир, посмотри-и</text:p>
      <text:p text:style-name="P30"><text:span text:style-name="T19"><text:tab/><text:tab/><text:tab/>Как прекра-а-асен этот мир..</text:span>.</text:p>
      <text:p text:style-name="P30"/>
      <text:p text:style-name="P30">СМП-615, он же строительно-монтажный поезд по тем же номером, находится примерно там, где я когда-то жевал траву, оголодав в велосипедной поездке на Сейм, только по другую сторону дороги. Тогда там Конотопа не было, а был лишь конотопский район, но город рос и это место стало частью его — городским районом именуемым «На семи ветрах». <text:soft-page-break/>Конотопчанам не занимать поэтического видения мира.</text:p>
      <text:p text:style-name="P30"/>
      <text:p text:style-name="P33">В начале декабря я пришёл в СМП-615, поскольку туда нет ни трамвайных, ни автобусных маршрутов — это же у чёрта на куличках, на семи ветрах.</text:p>
      <text:p text:style-name="P33">Начальник отдела кадров корчил рожи почище Славика Аксянова. В какой-то момент он даже схватил со стола широкую деревянную линейку и прикрыл её свой левый глаз. Не спугнуть мень? Не сглазить? </text:p>
      <text:p text:style-name="P33">Сказать: что это его так с похмелья корёжило не получается — шла вторая половина дня. </text:p>
      <text:p text:style-name="P34">Тем не менее, на работу он меня принял и объяснил, что от каждого построенного жилого дома организации полагается 10% его квартир, которые распределяются среди работников СМП в порядке установленной очереди. На данный момент ведётся строительство 110-квартирного дома, а в очереди <text:s/>на улучш<text:span text:style-name="T20">ение</text:span> свои жилищны<text:span text:style-name="T20">х</text:span> услови<text:span text:style-name="T20">й </text:span><text:s/>23 желающих.</text:p>
      <text:p text:style-name="P35">Я написал заявление и стал 24-м в очереди. Меня не пугало даже то обстоятельство, что после сдачи 110-квартирного я стану в очереди тринадцатым. Зато ещё через один дом мне точно достанется квартира для своей семьи.</text:p>
      <text:p text:style-name="P35">Тогда я ещё не знал, что не всё так арифметически просто, а начальник отдела кадров не успел мне этого объяснить — он поменял место работы и на эту должность пришёл моложавый пенсионер из вооружённых сил. С этим всё было предельно ясно и субординатно — отставной майор Петухов держал выражения лица под контролем.</text:p>
      <text:p text:style-name="P35"/>
      <text:p text:style-name="P35">Впрочем, не очень-то и важно какими оказались начальники отдела кадров, потому что главными людьми в моей жизни на предстоящие шесть лет стала бригада каменщиков.</text:p>
      <text:p text:style-name="P35">В СМП-615 насчитывалась всего одна такая бригада; <text:s/>все остальные: штукатуры, сварщики, плотники, сантехники — приходили после нас. Рабочие растворно-бетонного узла, крановщики, водителя, грузчики работали на нас; ну, и ещё куда пошлют. <text:span text:style-name="T21">Даже инженерно-технические работники и бухгалтерия были вторичны, по сравнению с нами.</text:span></text:p>
      <text:p text:style-name="P36">Именно мы приходили в глубокие котлованы и заполняли их кладкой многотонных бетонных блоков при содействии <text:s/>автокрановщика Гавкалова. </text:p>
      <text:p text:style-name="P36">Затем начиналась эпопея роста стен и «начинки» здания <text:s/>методом «кирпич на кирпич», в чём помогали крановщики башенного крана — Виталя, Коля и другой Коля.</text:p>
      <text:p text:style-name="P36">Менялись крановщики, менялись сварщики, но мы оставались, ибо кто, если не мы изменит пространство?</text:p>
      <text:p text:style-name="P36">Там где прежде находилось лишь заполненная воздухом пустота для пролёта ворон, пролегли лестничные марши, по которым жильцы подымаются к своим домашним очагам на недосягаемые прежде высоты. Воронам пришлось пересмотреть свои маршруты.</text:p>
      <text:p text:style-name="P36">Конечно, многоквартирные жилые дома результат труда всех перечисленных и не упомянутых звеньев СМП, но остриём продвижения к осуществлению вековечной мечты человечества о нормальных жилищных условиях являлись мы — каменщики.</text:p>
      <text:p text:style-name="P37">Непросто быть остриём. Ни стены кабинетов, ни стёкла кабин, ни шпангоуты бортов не укроют тебя от капризов и взбрыков погодных условий.</text:p>
      <text:p text:style-name="P37">Вся твоя защита — спецовка и башмаки; зимой добавится бушлат и шапка; всё остальное — не укрытое ими — становится добычей палящего солнца, секущих дождей режущих вихрей и трескучих морозов.</text:p>
      <text:p text:style-name="P37">Не всякий выдержит, не каждому дано день за днём оставаться каменщиком.</text:p>
      <text:p text:style-name="P37"><text:soft-page-break/>Много с кем довелось мне работать и в СМП-615, и за его пределами, но именно эти двенадцать для меня навсегда останутся «нашей бригадой».</text:p>
      <text:p text:style-name="P37">Микола Хижняк — бригадир; </text:p>
      <text:p text:style-name="P37">два Петра — Лысун и Кирпа — каменщики;</text:p>
      <text:p text:style-name="P37">два Григория — Григорий и Гриня, он же Мелехов (после показа экранизации «Тихого Дона» по центральному телевидению) — каменщики;</text:p>
      <text:p text:style-name="P37">две Адреевны — Любовь и Анна — каменщицы;</text:p>
      <text:p text:style-name="P37">Лида и Вита — каменщицы;</text:p>
      <text:p text:style-name="P37">строповщицы — Катерина и Вера Шарапова; и </text:p>
      <text:p text:style-name="P37">Сергей Огольцов — каменщик.</text:p>
      <text:p text:style-name="P37"/>
      <text:p text:style-name="P37">В Конотопе легко отличить дома построенные нашей бригадой; все они — полосатые.</text:p>
      <text:p text:style-name="P38">Начиная этаж, круговой пояс <text:s/>мы ложили из красного кирпича <text:span text:style-name="T22">(6х12х25см)</text:span> с клеймом «КК» на ребре — «<text:span text:style-name="T22">конотопский кирпичный». «З» <text:s text:c="2"/>— <text:s/>«завод» — отсутствовала, вместо неё стояли палочки: «I» — выработан в первую смену, «II» — вторая смена, и так далее.</text:span></text:p>
      <text:p text:style-name="P39">Подняв пояс на высоту, где начинаются окна, мы выкладывали столбики по сторонам их проёмов и проёмов балконных дверей из белого силикатного кирпича (9х12х25см).</text:p>
      <text:p text:style-name="P39">Столбики соединялись бетонными перемычками, которые подносит башенный кран, и, поверх перемычек, заключительная сплошная полоса красного кирпича.</text:p>
      <text:p text:style-name="P39">Глядя со стороны — ещё один этаж готов. Но быстро лишь сказка сказывается...</text:p>
      <text:p text:style-name="P39">Теперь нужно сделать «начинку»: поднять внутренние стены — осевую «капиталку» и между квартирами разных подъездов, сложить перегородки разделяющие каждую квартиру на коридоры и комнаты из гипсовых плит (8х40х80см), и поставить раздельные санузлы из красного кирпича на ребро; и только из него, потому что силикатный, как и гипс, боится влаги.</text:p>
      <text:p text:style-name="P40">Вот теперь этаж можно перекрывать бетонными плитами, которые подносит башенный кран на стальных тросах с крючками, которые <text:span text:style-name="T23">Катерина и Вера Шарапова завели в четыре петли верхней плиты в штабеле таких же плит длиною в 5,6 метров и шириною 1,2 метров, или <text:s/>в 1 метр ровно. Разница в ширине нужна, чтобы точно уложиться в расстояние между стенами <text:s/>лестничной клетки одного подъезда и другого. Перекрывать такие стены наглухо нельзя — в них выложены вентиляционные каналы кухонь.</text:span></text:p>
      <text:p text:style-name="P41">А если завезены плиты только одной ширины и варьировать нечем? (В эпоху плановой экономики и дефицитов выбирать не приходится — завозишь что подвернётся, пока хоть это есть.)</text:p>
      <text:p text:style-name="P41">Тоже не беда! </text:p>
      <text:p text:style-name="P41">Имеется лом, кувалда, два Петра, два Григория, один Серёга и Микола — сменяя друг друга, доведут плиту до нужной ширины.</text:p>
      <text:p text:style-name="P41">Перекрытие этажа — ответственные момент, первые год-полтора мне такая честь не выпадала.</text:p>
      <text:p text:style-name="P42">Кран опускает плиту, соединяя две стены — наружную и внутреннюю «капиталку». Бригадир и доверенный каменщик ложатся на неё животами и свешивают головы ниже плиты — проверить как она вписывается в ряд предыдущих, ведь её брюхо станет потолком квартиры. Если нужно, кран приподымет плиту снова и в мест<text:span text:style-name="T24">е </text:span>её опирания на стену будет добавлен раствор, <text:span text:style-name="T24">или наоборот счищен. Ведь тут людям жить!</text:span></text:p>
      <text:p text:style-name="P43"><text:soft-page-break/>Наконец, придирчивые взгляды двух свешенных голов удовлетворены её соответствием общей ровности перекрытия и бригадир кричит долгожданное слово:</text:p>
      <text:p text:style-name="P43">- Поед<text:span text:style-name="T25">я́</text:span>т!</text:p>
      <text:p text:style-name="P43">Это так он переиначил слово «пойдёт!»</text:p>
      <text:p text:style-name="P43">Кран ослабляет натяжение тросов, крючки высвобождаются из дыр с петлями в двух концах уложенной плиты, стрела крана приподымается и разворачивается, унося свой массивный крюк с висячими на нём четырьмя тросами-стропами «паука». Погромыхивая ажурно-железной башней, он катит по рельсам подкранового пути к штабелю плит, где на верхней уже стоят в ожидании Вера и Катерина, <text:s/>чтобы растащить крючки строп по дырам с петлями на её концах.</text:p>
      <text:p text:style-name="P43">Технология выверенная десятилетиями.</text:p>
      <text:p text:style-name="P43"/>
      <text:p text:style-name="P43">Рабочие СМП-615 собирались на привокзальной площади к половине восьмого, когда от угла мощного двухэтажного <text:s/>здания вокзала выплеснет поток прибывших <text:s/>первой утренней электричкой <text:s/>рабочих и служащих из Бахмача, Халимоно<text:span text:style-name="T26">во</text:span>, Хутора Халимоново и Куколки.</text:p>
      <text:p text:style-name="P44">Мы образовывали широкий круг, но хоровод не водили, а стоя на месте обменивались новостями, приколами, или глазели вокруг и комментировали жизнь привокзальной площади.</text:p>
      <text:p text:style-name="P44">Движения автотранспорта на ней практически не наблюдалось, а стояли круги других организаций; но наш самый широкий и весёлый.</text:p>
      <text:p text:style-name="P44">В кругу есть что-то семейное, зачаток общности; в нём ты видишь больше лиц, чем в строю.</text:p>
      <text:p text:style-name="P44">Наконец, из улицы Ленина показывался наш автобус — «наша чаечка» (от тех «чаек» что встречают правительственные делегации в Шереметьевском аэропорту).</text:p>
      <text:p text:style-name="P44">Он не спеша пересекал трамвайные пути, миновал одноэтажное строение вокзальной милиции и столб у дальнего угла вокзала со знаком стоянки такси, которые почему-то крайне редко под ним показывались. Завершая свой неторопливый круг почёта по площади, он останавливался возле нашего круга и распахивал двери.</text:p>
      <text:p text:style-name="P44">Отсюда <text:span text:style-name="T27">он повезёт нас мимо Лунатика, мимо двенадцатой школы, мимо трамвайного парка на Семь Ветров, где наша бригада сойдёт возле 110-квартирного, а автобус поедет дальше, увозя В СМП остальных его работников.</text:span></text:p>
      <text:p text:style-name="P45">Но не все из нашей бригады приезжали автобусом; большая часть её жила в 50-квартирном и в бараках общежития, тоже на Семи Ветрах, и они приходили пешком.</text:p>
      <text:p text:style-name="P45"/>
      <text:p text:style-name="P45">Мы переодевались в вагончике из длинных окрашенных коричневой краской досок. В небольшом тамбуре-прихожей толпилась груда опёртых на стену лопат в засохшем цементном растворе вперемешку с покорёженными жестяными вёдрами, из которых торчат рукояти наших кельм и кирочек, поверх железных отвесов. За тамбуром открывалась низкая комната с одним окном, столом и узкими шкафчиками для одежды. Большую часть комнаты занимал короб из азбесто-цементных плит, в котором прятались электро-тэны <text:s/>для отопления.</text:p>
      <text:p text:style-name="P45">Женщины переодевались в вагончике мастера. Тот, в отличие от нашего, стоял не на земле, а на высоких колёсах и потому нуждался в приставном крыльце. И в нём было два окна — он разделялся на два отсека, один для мастера и пухлых пачек чертежей, второй — женский.</text:p>
      <text:p text:style-name="P45">Ночью в отсеке мастера спали сменявшие друг друга сторожа-пенсионеры.</text:p>
      <text:p text:style-name="P45">Один из них, с боевой фамилией Рогов, носил гимнастёрку под офицерским ремнём, галифе и хромовые сапоги. <text:span text:style-name="T28">На голове суконная фуражка тридцатых годов, как у маршала Жукова на </text:span><text:soft-page-break/><text:span text:style-name="T28">Халкин-Голе, когда тот ещё был комбригом. Под суконным козырьком у Рогова виднелось изношенное в походах лицо римского легионера-ветерана и обида на кого-то из руководителей собеса. Источником обиды стала реплика начальника своему заместителю по поводу Рогова:</text:span></text:p>
      <text:p text:style-name="P45">- <text:span text:style-name="T28">Ладно, потерпи, их уже немного осталось.</text:span></text:p>
      <text:p text:style-name="P46">Второй сторож одевался в цивильное, а прежде носил форму милиционера и устраивал садистский тест поддатым мужикам; если смогут выговорить «Джавахарлал Неру» — отпускал, а если нет — в вытрезвитель. </text:p>
      <text:p text:style-name="P46">Конотоп есть Конотоп, тут и милиционеры знакомы с первым президентом Индии.</text:p>
      <text:p text:style-name="P46">Во время своего дежурства бывший милиционер закрывал окно в отсеке мастера изнутри листом картона. Иначе он не мог заснуть.</text:p>
      <text:p text:style-name="P46">В молодости он служил в частях направленных на борьбу с бандеровцами и там в казармах окна закрывали на ночь щитами из толстых досок, чтоб сон военнослужащих не потревожили бандитские гранаты через стекло.</text:p>
      <text:p text:style-name="P46"><text:span text:style-name="T19"><text:tab/><text:tab/><text:tab/>Привычка свыше нам дана, замена счастию она.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8-01T11:30:48.462507986</dc:date>
    <dc:creator>sehrguey </dc:creator>
    <meta:editing-duration>PT6H49M12S</meta:editing-duration>
    <meta:editing-cycles>58</meta:editing-cycles>
    <meta:generator>LibreOffice/4.3.3.2$Linux_x86 LibreOffice_project/430m0$Build-2</meta:generator>
    <meta:document-statistic meta:table-count="0" meta:image-count="0" meta:object-count="0" meta:page-count="16" meta:paragraph-count="301" meta:word-count="6583" meta:character-count="42872" meta:non-whitespace-character-count="36419"/>
  </office:meta>
</office:document-meta>
</file>